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08400d" style:font-size-asian="12pt" style:font-weight-asian="bold" style:font-size-complex="12pt" style:font-weight-complex="bold"/>
    </style:style>
    <style:style style:name="P2" style:family="paragraph" style:parent-style-name="Footnote">
      <style:text-properties officeooo:paragraph-rsid="00149a29"/>
    </style:style>
    <style:style style:name="P3" style:family="paragraph" style:parent-style-name="Standard">
      <style:text-properties style:font-name="Liberation Mono" fo:font-size="12pt" fo:font-weight="bold" officeooo:paragraph-rsid="00107f6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officeooo:paragraph-rsid="00107f61" style:font-size-asian="12pt" style:font-size-complex="12pt"/>
    </style:style>
    <style:style style:name="P5" style:family="paragraph" style:parent-style-name="Preformatted_20_Text">
      <style:text-properties fo:color="#2a6099" loext:opacity="100%" fo:font-size="12pt" fo:font-weight="bold" officeooo:paragraph-rsid="00107f61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07f61" style:font-size-asian="12pt" style:font-size-complex="12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text-properties fo:font-size="12pt" fo:font-weight="bold" officeooo:paragraph-rsid="00179c77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2a6099" loext:opacity="100%" fo:font-size="12pt" fo:font-weight="bold" officeooo:rsid="00179c77" officeooo:paragraph-rsid="00179c77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officeooo:paragraph-rsid="00149a29" style:font-size-asian="12pt" style:font-size-complex="12pt"/>
    </style:style>
    <style:style style:name="P1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paragraph-rsid="00149a2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color="#2a6099" loext:opacity="100%" fo:font-size="12pt" fo:font-weight="bold" officeooo:paragraph-rsid="00179c77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font-size="12pt" fo:font-weight="bold" officeooo:paragraph-rsid="00107f61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size="12pt" fo:font-weight="bold" officeooo:rsid="00149a29" officeooo:paragraph-rsid="00149a29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size="12pt" officeooo:paragraph-rsid="00179c77" style:font-size-asian="12pt" style:font-size-complex="12pt"/>
    </style:style>
    <style:style style:name="T1" style:family="text">
      <style:text-properties officeooo:rsid="00149a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0a1e37" style:font-weight-asian="bold" style:font-weight-complex="bold"/>
    </style:style>
    <style:style style:name="T6" style:family="text">
      <style:text-properties officeooo:rsid="00168f19"/>
    </style:style>
    <style:style style:name="T7" style:family="text">
      <style:text-properties officeooo:rsid="00179c77"/>
    </style:style>
    <style:style style:name="T8" style:family="text">
      <style:text-properties fo:color="#2a6099" loext:opacity="100%" fo:font-weight="bold" officeooo:rsid="00149a29" style:font-weight-asian="bold" style:font-weight-complex="bold"/>
    </style:style>
    <style:style style:name="T9" style:family="text">
      <style:text-properties fo:font-weight="bold" officeooo:rsid="00149a29" style:font-weight-asian="bold" style:font-weight-complex="bold"/>
    </style:style>
    <style:style style:name="T10" style:family="text">
      <style:text-properties fo:color="#2a6099" loext:opacity="100%" fo:font-weight="bold" officeooo:rsid="00179c77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weight="normal" officeooo:rsid="00179c77" style:font-weight-asian="normal" style:font-weight-complex="normal"/>
    </style:style>
    <style:style style:name="T13" style:family="text">
      <style:text-properties style:use-window-font-color="true" loext:opacity="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I Have Is Christ</text:span> (CCLI)<text:note text:id="ftn0" text:note-class="footnote"><text:note-citation>1</text:note-citation><text:note-body><text:p text:style-name="P2">CCLI Song # 5174122 © 2008 Sovereign Grace Praise For use solely with the SongSelect® Terms of Use.</text:p><text:p text:style-name="P2"><text:s text:c="7"/>All rights reserved. <text:a xlink:type="simple" xlink:href="http://www.ccli.com/" text:style-name="Internet_20_link" text:visited-style-name="Visited_20_Internet_20_Link">www.ccli.com</text:a> CCLI License # 3266058</text:p></text:note-body></text:note> - Words and Music by Jordan Kauflin</text:p>
      <text:p text:style-name="P3"/>
      <text:p text:style-name="P4"><text:span text:style-name="T2">[ CHORDS ] <text:s text:c="2"/></text:span><text:span text:style-name="T3">D <text:s text:c="5"/>G <text:s text:c="5"/>Bm <text:s text:c="4"/>A <text:s text:c="5"/>Asus <text:s text:c="2"/>Em <text:s text:c="4"/></text:span><text:span text:style-name="T4">[ </text:span><text:span text:style-name="T5">NO CAPO</text:span><text:span text:style-name="T4"> ]</text:span></text:p>
      <text:p text:style-name="P5"><text:s text:c="13"/>xoo=== ==oo== ====== oo===o oo===o o==o==</text:p>
      <text:p text:style-name="P5"><text:s text:c="13"/>|||||| |||||| |||||| |||||| |||||| ||||||</text:p>
      <text:p text:style-name="P5"><text:s text:c="13"/>|||O|O |O|||| OO|<text:span text:style-name="T6">|</text:span>|O ||OOO| ||OO|| |OO|||</text:p>
      <text:p text:style-name="P5"><text:s text:c="13"/>||||O| O|||OO ||||O| |||||| ||||O| ||||<text:span text:style-name="T7">||</text:span></text:p>
      <text:p text:style-name="P5"><text:s text:c="13"/>|||||| |||||| ||O<text:span text:style-name="T6">O|</text:span>| |||||| |||||| ||||||</text:p>
      <text:p text:style-name="P6"><text:span text:style-name="T2"/></text:p>
      <text:p text:style-name="P6"><text:span text:style-name="T2">[ INTRO ] <text:s text:c="3"/></text:span><text:span text:style-name="T3">| </text:span><text:span text:style-name="T8">G D <text:s/>| A Bm <text:s/>| G Bm <text:s/>| A D</text:span><text:span text:style-name="T3"> <text:s/>|</text:span></text:p>
      <text:p text:style-name="P7"/>
      <text:p text:style-name="P8">[ VERSE 1 ]</text:p>
      <text:p text:style-name="P9"/>
      <text:p text:style-name="P9">D <text:s text:c="9"/>A <text:s text:c="15"/>Bm <text:s text:c="18"/>G <text:s text:c="7"/>Bm</text:p>
      <text:p text:style-name="P10">I once was lost in dark-est night, yet thought I knew the way</text:p>
      <text:p text:style-name="P11"><text:s text:c="13"/><text:span text:style-name="T7">Em <text:s text:c="15"/>G <text:s text:c="14"/>A <text:s text:c="5"/>D</text:span></text:p>
      <text:p text:style-name="P7">The sin that pro-mised joy and life had led me to the grave</text:p>
      <text:p text:style-name="P11"><text:s text:c="9"/><text:span text:style-name="T7">D <text:s text:c="18"/>G <text:s text:c="11"/>Em <text:s text:c="5"/>Bm</text:span></text:p>
      <text:p text:style-name="P7">I had no hope that You would own a re-bel to Your will</text:p>
      <text:p text:style-name="P11"><text:s text:c="11"/><text:span text:style-name="T7">D <text:s text:c="15"/>G <text:s text:c="15"/>Bm <text:s text:c="6"/>Asus <text:s/>A</text:span></text:p>
      <text:p text:style-name="P7">And if You had not loved me first I would re-fuse You still</text:p>
      <text:p text:style-name="P12"/>
      <text:p text:style-name="P8">[ VERSE 2 ]</text:p>
      <text:p text:style-name="P9"/>
      <text:p text:style-name="P9">D <text:s text:c="7"/>A <text:s text:c="16"/>Bm <text:s text:c="16"/>G <text:s text:c="5"/>Bm</text:p>
      <text:p text:style-name="P10">But as I ran my hell-bound race in-dif-<text:span text:style-name="T7">f</text:span>’rent to the cost</text:p>
      <text:p text:style-name="P13"><text:s text:c="14"/><text:span text:style-name="T7">Em <text:s text:c="13"/>G <text:s text:c="15"/>A <text:s text:c="5"/>D</text:span></text:p>
      <text:p text:style-name="P10">You looked up-on my help-less state and led me to the cross</text:p>
      <text:p text:style-name="P13"><text:s text:c="9"/><text:span text:style-name="T7">D <text:s text:c="18"/>G <text:s text:c="19"/>Em <text:s text:c="3"/>Bm</text:span></text:p>
      <text:p text:style-name="P10">And I be-held God's love dis-played You suf-fered in my place</text:p>
      <text:p text:style-name="P13"><text:s text:c="13"/><text:span text:style-name="T7">D <text:s text:c="18"/>G <text:s text:c="12"/>Bm <text:s text:c="5"/>Asus <text:s/>A</text:span></text:p>
      <text:p text:style-name="P10">You bore the wrath re-served for me, now all I know is grace</text:p>
      <text:p text:style-name="P14"/>
      <text:p text:style-name="P10"><text:span text:style-name="T2">[ CHORUS</text:span><text:span text:style-name="T9"> </text:span><text:span text:style-name="T2">] </text:span><text:span text:style-name="T9">X 2</text:span></text:p>
      <text:p text:style-name="P15"/>
      <text:p text:style-name="P16"><text:span text:style-name="T3">D <text:s text:c="5"/></text:span><text:span text:style-name="T10">G <text:s/>D <text:s text:c="8"/>A <text:s text:c="6"/>Bm <text:s text:c="13"/>G <text:s/>Bm <text:s text:c="8"/>A <text:s text:c="4"/>D</text:span></text:p>
      <text:p text:style-name="P16">Hal-le-lu-jah all I have is Christ! <text:s/><text:span text:style-name="T11">Hal-le</text:span><text:span text:style-name="T12">-</text:span><text:span text:style-name="T11">lu-jah Je-sus is my life!</text:span></text:p>
      <text:p text:style-name="P7"/>
      <text:p text:style-name="P8">[ VERSE <text:span text:style-name="T1">3</text:span> ]</text:p>
      <text:p text:style-name="P9"/>
      <text:p text:style-name="P9">D <text:s text:c="9"/>A <text:s text:c="15"/>Bm <text:s text:c="15"/>G <text:s text:c="7"/>Bm</text:p>
      <text:p text:style-name="P10">Now Lord I would be Yours a-lone, and live so all might see</text:p>
      <text:p text:style-name="P13"><text:s text:c="16"/><text:span text:style-name="T7">Em <text:s text:c="14"/>G <text:s text:c="17"/>A <text:s text:c="8"/>D</text:span></text:p>
      <text:p text:style-name="P10">The strength to fol-low Your com-mands could ne-ver come from me</text:p>
      <text:p text:style-name="P13"><text:s text:c="10"/><text:span text:style-name="T7">D <text:s text:c="15"/>G <text:s text:c="11"/>Em <text:s text:c="5"/>Bm</text:span></text:p>
      <text:p text:style-name="P10">O Fa-ther use my ran-somed life in a-ny way You choose</text:p>
      <text:p text:style-name="P13"><text:s text:c="11"/><text:span text:style-name="T7">D <text:s text:c="13"/>G <text:s text:c="10"/>Bm <text:s text:c="6"/>Asus <text:s/>A</text:span></text:p>
      <text:p text:style-name="P10"><text:span text:style-name="T13">And let my song for-ev-er be my on-ly boast is You</text:span></text:p>
      <text:p text:style-name="P7"><text:span text:style-name="T2"/></text:p>
      <text:p text:style-name="P7"><text:span text:style-name="T2">[ CHORUS ] </text:span><text:span text:style-name="T2">X 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2:52:59.110243802</dc:date>
    <meta:editing-duration>PT1H54M41S</meta:editing-duration>
    <meta:editing-cycles>12</meta:editing-cycles>
    <meta:generator>LibreOffice/25.2.6.2$Linux_X86_64 LibreOffice_project/520$Build-2</meta:generator>
    <meta:document-statistic meta:table-count="0" meta:image-count="0" meta:object-count="0" meta:page-count="1" meta:paragraph-count="41" meta:word-count="339" meta:character-count="2180" meta:non-whitespace-character-count="1170"/>
  </office:meta>
</office:document-meta>
</file>